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f75a" officeooo:paragraph-rsid="000bf75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f75a" officeooo:paragraph-rsid="000bf75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ca500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ca500"/>
    </style:style>
    <style:style style:name="P5" style:family="paragraph" style:parent-style-name="Standard">
      <style:paragraph-properties fo:text-align="start" style:justify-single-word="false"/>
      <style:text-properties officeooo:paragraph-rsid="000e8cf9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0e8cf9"/>
    </style:style>
    <style:style style:name="P7" style:family="paragraph" style:parent-style-name="Standard" style:list-style-name="L3">
      <style:paragraph-properties fo:text-align="start" style:justify-single-word="false"/>
      <style:text-properties officeooo:paragraph-rsid="000e8cf9"/>
    </style:style>
    <style:style style:name="P8" style:family="paragraph" style:parent-style-name="Standard">
      <style:paragraph-properties fo:text-align="start" style:justify-single-word="false"/>
      <style:text-properties officeooo:paragraph-rsid="00132de2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3.5pt" officeooo:paragraph-rsid="000e8cf9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32de2" officeooo:paragraph-rsid="00132de2"/>
    </style:style>
    <style:style style:name="P11" style:family="paragraph" style:parent-style-name="Standard">
      <style:paragraph-properties fo:text-align="start" style:justify-single-word="false"/>
      <style:text-properties officeooo:rsid="00132de2" officeooo:paragraph-rsid="00132de2"/>
    </style:style>
    <style:style style:name="P12" style:family="paragraph" style:parent-style-name="Standard">
      <style:text-properties style:font-name="Liberation Serif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132de2" officeooo:paragraph-rsid="00132de2" style:font-size-asian="12pt" style:font-size-complex="12pt"/>
    </style:style>
    <style:style style:name="T1" style:family="text">
      <style:text-properties fo:font-size="12pt" style:text-underline-style="none" fo:font-weight="normal" officeooo:rsid="000ca500" style:font-size-asian="10.5pt" style:font-weight-asian="normal" style:font-size-complex="12pt" style:font-weight-complex="normal"/>
    </style:style>
    <style:style style:name="T2" style:family="text">
      <style:text-properties officeooo:rsid="000e8cf9"/>
    </style:style>
    <style:style style:name="T3" style:family="text">
      <style:text-properties officeooo:rsid="000f1398"/>
    </style:style>
    <style:style style:name="T4" style:family="text">
      <style:text-properties officeooo:rsid="00132de2"/>
    </style:style>
    <style:style style:name="T5" style:family="text">
      <style:text-properties style:font-name="sans-serif" fo:font-size="15pt"/>
    </style:style>
    <style:style style:name="T6" style:family="text">
      <style:text-properties style:font-name="sans-serif" fo:font-size="12pt" style:font-size-asian="12pt" style:font-size-complex="12pt"/>
    </style:style>
    <style:style style:name="T7" style:family="text">
      <style:text-properties style:font-name="Liberation Serif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CTO LAB FOR LINUX-KERNEL</text:p>
      <text:p text:style-name="P2"/>
      <text:p text:style-name="P2">Lab 1: Traditional Kernel Recipe</text:p>
      <text:p text:style-name="P2"><text:tab/></text:p>
      <text:p text:style-name="P3"><text:span text:style-name="T1">$vi </text:span>conf/local.conf</text:p>
      <text:list xml:id="list299870286562146162" text:style-name="L1">
        <text:list-item>
          <text:p text:style-name="P4">BB_NUMBER_THREADS = "4"</text:p>
        </text:list-item>
        <text:list-item>
          <text:p text:style-name="P4">PARALLEL_MAKE = "-j 4"</text:p>
        </text:list-item>
        <text:list-item>
          <text:p text:style-name="P4">MACHINE ?= "<text:span text:style-name="T2">colibri-vf”</text:span></text:p>
        </text:list-item>
        <text:list-item>
          <text:p text:style-name="P4">PREFERRED_PROVIDER_virtual/kernel ?= "linux-<text:span text:style-name="T3">toradex</text:span>"</text:p>
        </text:list-item>
        <text:list-item>
          <text:p text:style-name="P4">PREFERRED_VERSION</text:p>
        </text:list-item>
      </text:list>
      <text:p text:style-name="P3"/>
      <text:p text:style-name="P5"><text:span text:style-name="T2">$vi </text:span>conf/bblayers.conf</text:p>
      <text:list xml:id="list3314308144548495865" text:style-name="L2">
        <text:list-item>
          <text:p text:style-name="P6">BBLAYERS ?= " <text:s/>“</text:p>
        </text:list-item>
      </text:list>
      <text:p text:style-name="P5"/>
      <text:p text:style-name="P9">Build the Image</text:p>
      <text:list xml:id="list5114833090295391731" text:style-name="L3">
        <text:list-item>
          <text:p text:style-name="P7">bitbake core-image-minimal</text:p>
        </text:list-item>
        <text:list-item>
          <text:p text:style-name="P7">bitbake linux -c menuconfig <text:span text:style-name="T4">virtual/kernel</text:span></text:p>
        </text:list-item>
        <text:list-item>
          <text:p text:style-name="P10">bitbake linux-toradex -c deploy</text:p>
        </text:list-item>
      </text:list>
      <text:p text:style-name="P11"/>
      <text:p text:style-name="P11">Lab 1 Conclusion</text:p>
      <text:p text:style-name="P8"><text:span text:style-name="T4"><text:tab/></text:span><text:span text:style-name="T7">Congratulations! You have modified and configured the Linux kernel using a </text:span></text:p>
      <text:p text:style-name="P12">traditional bitbake Linux kernel recipe. You also updated the layer itself so that </text:p>
      <text:p text:style-name="P12">your changes can be shared. This concludes Lab 1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4:04:30.246776974</meta:creation-date>
    <dc:date>2016-04-13T14:11:27.808213020</dc:date>
    <meta:editing-duration>PT6M5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90" meta:character-count="599" meta:non-whitespace-character-count="531"/>
  </office:meta>
</office:document-meta>
</file>